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# IBKR Local API – Incremental Implementation Plan</text:p>
      <text:p/>
      <text:p>This plan breaks the technical specification into **small, testable milestones**.  </text:p>
      <text:p>Each milestone has:</text:p>
      <text:p>- Clear goals</text:p>
      <text:p>- Tasks and scope mapping back to the technical spec</text:p>
      <text:p>- A **checkpoint** with a test plan</text:p>
      <text:p>- A list of **planned unit tests** for every functionality/method added</text:p>
      <text:p/>
      <text:p>Milestones:</text:p>
      <text:p/>
      <text:p>1. Environment, Repo, and Project Structure  </text:p>
      <text:p>2. Docker Compose, IB Gateway Container, and Configuration  </text:p>
      <text:p>3. FastAPI Core App, Health Endpoint, and Base Logging  </text:p>
      <text:p>4. IBKR Client Integration (ib_insync Wrapper)  </text:p>
      <text:p>5. Trading API Endpoints and Domain Logic  </text:p>
      <text:p>6. React Web UI  </text:p>
      <text:p>7. Monitoring, Metrics, and Alerting  </text:p>
      <text:p>8. Risk Management, Trading &amp; Performance Hardening, Final Checkpoint  </text:p>
      <text:p/>
      <text:p>See the individual `Milestone_XX_*.md` files for details.</text:p>
      <text:p/>
      <text:p>The plan has been reviewed against the technical specification to ensure</text:p>
      <text:p>coverage of:</text:p>
      <text:p>- Purpose &amp; Scope</text:p>
      <text:p>- Core Components</text:p>
      <text:p>- Hardware &amp; OS Requirements</text:p>
      <text:p>- Directory Layout</text:p>
      <text:p>- Docker Compose &amp; Configuration</text:p>
      <text:p>- Metrics Collection (business + system)</text:p>
      <text:p>- Development, Operational, Security, Trading, and Performance Best Practices</text:p>
      <text:p>- Limitations</text:p>
      <text:p/>
      <text:p>Nothing from the original specification is intentionally omitted; any new</text:p>
      <text:p>details discovered during implementation should be appended to the relevant</text:p>
      <text:p>milestone file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